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fd213" officeooo:paragraph-rsid="000fd213" style:font-size-asian="19.25pt" style:font-size-complex="22pt"/>
    </style:style>
    <style:style style:name="P2" style:family="paragraph" style:parent-style-name="Standard">
      <style:text-properties fo:font-size="22pt" officeooo:rsid="000fd213" officeooo:paragraph-rsid="0017baa4" style:font-size-asian="19.25pt" style:font-size-complex="22pt"/>
    </style:style>
    <style:style style:name="P3" style:family="paragraph" style:parent-style-name="Standard">
      <style:text-properties fo:font-size="22pt" officeooo:rsid="0011419f" officeooo:paragraph-rsid="0011419f" style:font-size-asian="19.25pt" style:font-size-complex="22pt"/>
    </style:style>
    <style:style style:name="P4" style:family="paragraph" style:parent-style-name="Standard">
      <style:text-properties fo:font-size="22pt" officeooo:rsid="0012e486" officeooo:paragraph-rsid="0012e486" style:font-size-asian="19.25pt" style:font-size-complex="22pt"/>
    </style:style>
    <style:style style:name="P5" style:family="paragraph" style:parent-style-name="Standard">
      <style:text-properties fo:font-size="22pt" officeooo:rsid="00184430" officeooo:paragraph-rsid="00184430" style:font-size-asian="19.25pt" style:font-size-complex="22pt"/>
    </style:style>
    <style:style style:name="P6" style:family="paragraph" style:parent-style-name="Standard">
      <style:text-properties fo:font-size="22pt" fo:font-weight="bold" officeooo:rsid="0011419f" officeooo:paragraph-rsid="0011419f" style:font-size-asian="19.25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0fd213" officeooo:paragraph-rsid="000fd213" style:font-size-asian="19.25pt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17baa4" officeooo:paragraph-rsid="0017baa4" style:font-size-asian="19.25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420" style:font-weight-asian="bold" style:font-weight-complex="bold"/>
    </style:style>
    <style:style style:name="T3" style:family="text">
      <style:text-properties fo:font-weight="bold" officeooo:rsid="00169f95" style:font-weight-asian="bold" style:font-weight-complex="bold"/>
    </style:style>
    <style:style style:name="T4" style:family="text">
      <style:text-properties fo:font-weight="bold" officeooo:rsid="0017baa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b9d7" style:font-weight-asian="normal" style:font-weight-complex="normal"/>
    </style:style>
    <style:style style:name="T7" style:family="text">
      <style:text-properties fo:font-weight="normal" officeooo:rsid="00169f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urist is a prodigy in competitve programming world.</text:p>
      <text:p text:style-name="P1">Once he was sleeping and dreaming.</text:p>
      <text:p text:style-name="P1">As sometimes weird dreams come.</text:p>
      <text:p text:style-name="P1">That unlucky day he was learning maths from you,in his dream.</text:p>
      <text:p text:style-name="P1">He was stuck at a maths problem and you had to help him.</text:p>
      <text:p text:style-name="P1"/>
      <text:p text:style-name="P1">Tourist stated the problem to you :</text:p>
      <text:p text:style-name="P1"/>
      <text:p text:style-name="P1">you are given two i<text:span text:style-name="T1">ntegers 'p' and 'q' </text:span><text:span text:style-name="T2">(q&lt;=p).</text:span></text:p>
      <text:p text:style-name="P2">let <text:span text:style-name="T1">num = </text:span><text:span text:style-name="T3">(</text:span><text:span text:style-name="T1">p!/q!</text:span><text:span text:style-name="T3">) ^ (p+q</text:span><text:span text:style-name="T4">)</text:span></text:p>
      <text:p text:style-name="P2"><text:span text:style-name="T1"><text:s/>( '!'</text:span><text:span text:style-name="T5"> denotes </text:span><text:span text:style-name="T1">factorial , </text:span><text:span text:style-name="T3">'^' </text:span><text:span text:style-name="T7">denotes </text:span><text:span text:style-name="T3">exponentiation</text:span><text:span text:style-name="T5"> ). </text:span></text:p>
      <text:p text:style-name="P1"><text:span text:style-name="T5">you can perform </text:span><text:span text:style-name="T6">an </text:span><text:span text:style-name="T5">operation over </text:span><text:span text:style-name="T1">num,</text:span><text:span text:style-name="T6">several times</text:span><text:span text:style-name="T1">.</text:span></text:p>
      <text:p text:style-name="P7">Operation over num is defined as : </text:p>
      <text:p text:style-name="P1">choose a positive integer <text:span text:style-name="T1">d (d&gt;1),</text:span>such that <text:span text:style-name="T1">num is divisible by d</text:span>, and <text:span text:style-name="T1">replace num by num/d</text:span>. </text:p>
      <text:p text:style-name="P1"/>
      <text:p text:style-name="P1">Now you have to make <text:span text:style-name="T1">num</text:span> <text:span text:style-name="T1">equals to 1</text:span> in <text:span text:style-name="T1">maximum </text:span>number of operations. </text:p>
      <text:p text:style-name="P1">Tourist wants to know the maximum possible number of operations.</text:p>
      <text:p text:style-name="P8"/>
      <text:p text:style-name="P6">Input : </text:p>
      <text:p text:style-name="P3">First line will contain integer <text:span text:style-name="T1">T </text:span>(the number of test cases) </text:p>
      <text:p text:style-name="P3">next <text:span text:style-name="T1">T</text:span> lines contain two integers <text:span text:style-name="T1">'p'</text:span> and <text:span text:style-name="T1">'q</text:span>'. </text:p>
      <text:p text:style-name="P3"/>
      <text:p text:style-name="P6">Output : </text:p>
      <text:p text:style-name="P3">output the required answer for each test case on a new line. </text:p>
      <text:p text:style-name="P3"/>
      <text:p text:style-name="P6">Constraint : </text:p>
      <text:p text:style-name="P3">T&lt;=10^6 </text:p>
      <text:p text:style-name="P3">1&lt;=q&lt;=p&lt;=10^7 </text:p>
      <text:p text:style-name="P3"/>
      <text:p text:style-name="P6">sample input : </text:p>
      <text:p text:style-name="P3">7 </text:p>
      <text:p text:style-name="P3">7 1 </text:p>
      <text:p text:style-name="P3">263 262 </text:p>
      <text:p text:style-name="P4">1 1</text:p>
      <text:p text:style-name="P3">5000000 4999995 </text:p>
      <text:p text:style-name="P3">2 1 </text:p>
      <text:p text:style-name="P3">7 4 </text:p>
      <text:p text:style-name="P3">10 1 </text:p>
      <text:p text:style-name="P3"/>
      <text:p text:style-name="P3"/>
      <text:p text:style-name="P6">output : </text:p>
      <text:p text:style-name="P5">64 </text:p>
      <text:p text:style-name="P5">525 </text:p>
      <text:p text:style-name="P5">0 </text:p>
      <text:p text:style-name="P5">229999885 </text:p>
      <text:p text:style-name="P5">3 </text:p>
      <text:p text:style-name="P5">44 </text:p>
      <text:p text:style-name="P5">1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2:58:13.641308853</meta:creation-date>
    <dc:date>2016-04-01T22:48:46.473814079</dc:date>
    <meta:editing-duration>PT12M43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39" meta:word-count="197" meta:character-count="1030" meta:non-whitespace-character-count="844"/>
  </office:meta>
</office:document-meta>
</file>